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8958in" fo:margin-left="0.03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341in"/>
    </style:style>
    <style:style style:name="Table2.B" style:family="table-column">
      <style:table-column-properties style:column-width="0.9243in"/>
    </style:style>
    <style:style style:name="Table2.C" style:family="table-column">
      <style:table-column-properties style:column-width="2.8597in"/>
    </style:style>
    <style:style style:name="Table2.D" style:family="table-column">
      <style:table-column-properties style:column-width="0.5625in"/>
    </style:style>
    <style:style style:name="Table2.E" style:family="table-column">
      <style:table-column-properties style:column-width="0.1826in"/>
    </style:style>
    <style:style style:name="Table2.F" style:family="table-column">
      <style:table-column-properties style:column-width="2.0257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B6" style:family="table-cell">
      <style:table-cell-properties style:vertical-align="middle" style:border-line-width-left="0.0049in 0.0049in 0.0049in" style:border-line-width-top="0.0049in 0.0049in 0.0049in" style:border-line-width-bottom="0.0049in 0.0049in 0.0049in" fo:padding="0.0382in" fo:border-left="1.05pt double #000000" fo:border-right="none" fo:border-top="1.05pt double #000000" fo:border-bottom="1.05pt double #000000" style:writing-mode="lr-tb"/>
    </style:style>
    <style:style style:name="Table2.C6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000000" fo:border-right="none" fo:border-top="1.05pt double #000000" fo:border-bottom="1.05pt double #000000" style:writing-mode="lr-tb"/>
    </style:style>
    <style:style style:name="Table2.E6" style:family="table-cell">
      <style:table-cell-properties fo:background-color="transparent" style:border-line-width-left="0.0049in 0.0049in 0.0049in" style:border-line-width-top="0.0049in 0.0049in 0.0049in" style:border-line-width-bottom="0.0049in 0.0049in 0.0049in" fo:padding="0.0382in" fo:border-left="1.05pt double #000000" fo:border-right="none" fo:border-top="1.05pt double #000000" fo:border-bottom="1.05pt double #000000" style:writing-mode="lr-tb">
        <style:background-image/>
      </style:table-cell-properties>
    </style:style>
    <style:style style:name="Table2.F6" style:family="table-cell">
      <style:table-cell-properties style:border-line-width="0.0049in 0.0049in 0.0049in" fo:padding="0.0382in" fo:border="1.05pt double #000000" style:writing-mode="lr-tb"/>
    </style:style>
    <style:style style:name="Table2.B7" style:family="table-cell">
      <style:table-cell-properties style:vertical-align="middle" style:border-line-width-left="0.0049in 0.0049in 0.0049in" style:border-line-width-bottom="0.0049in 0.0049in 0.0049in" fo:padding="0.0382in" fo:border-left="1.05pt double #000000" fo:border-right="none" fo:border-top="none" fo:border-bottom="1.05pt double #000000" style:writing-mode="lr-tb"/>
    </style:style>
    <style:style style:name="Table2.C7" style:family="table-cell">
      <style:table-cell-properties style:border-line-width-left="0.0049in 0.0049in 0.0049in" style:border-line-width-bottom="0.0049in 0.0049in 0.0049in" fo:padding="0.0382in" fo:border-left="1.05pt double #000000" fo:border-right="none" fo:border-top="none" fo:border-bottom="1.05pt double #000000" style:writing-mode="lr-tb"/>
    </style:style>
    <style:style style:name="Table2.E7" style:family="table-cell">
      <style:table-cell-properties fo:background-color="transparent" style:border-line-width-left="0.0049in 0.0049in 0.0049in" style:border-line-width-bottom="0.0049in 0.0049in 0.0049in" fo:padding="0.0382in" fo:border-left="1.05pt double #000000" fo:border-right="none" fo:border-top="none" fo:border-bottom="1.05pt double #000000" style:writing-mode="lr-tb">
        <style:background-image/>
      </style:table-cell-properties>
    </style:style>
    <style:style style:name="Table2.F7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000000" fo:border-right="1.05pt double #000000" fo:border-top="none" fo:border-bottom="1.05pt double #000000" style:writing-mode="lr-tb"/>
    </style:style>
    <style:style style:name="Table2.C8" style:family="table-cell">
      <style:table-cell-properties style:border-line-width-left="0.0049in 0.0049in 0.0049in" style:border-line-width-bottom="0.0049in 0.0049in 0.0049in" fo:padding="0.0382in" fo:border-left="1.05pt double #000000" fo:border-right="none" fo:border-top="none" fo:border-bottom="1.05pt double #000000" style:writing-mode="lr-tb"/>
    </style:style>
    <style:style style:name="Table2.E8" style:family="table-cell">
      <style:table-cell-properties fo:background-color="transparent" style:border-line-width-left="0.0049in 0.0049in 0.0049in" style:border-line-width-bottom="0.0049in 0.0049in 0.0049in" fo:padding="0.0382in" fo:border-left="1.05pt double #000000" fo:border-right="none" fo:border-top="none" fo:border-bottom="1.05pt double #000000" style:writing-mode="lr-tb">
        <style:background-image/>
      </style:table-cell-properties>
    </style:style>
    <style:style style:name="Table2.F8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000000" fo:border-right="1.05pt double #000000" fo:border-top="none" fo:border-bottom="1.05pt double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officeooo:paragraph-rsid="0002badf"/>
    </style:style>
    <style:style style:name="P2" style:family="paragraph" style:parent-style-name="Standard">
      <style:text-properties style:font-name="Droid Sans Mono" fo:font-size="10pt" officeooo:rsid="0002badf" officeooo:paragraph-rsid="0002badf" style:font-size-asian="10pt" style:font-size-complex="10pt"/>
    </style:style>
    <style:style style:name="P3" style:family="paragraph" style:parent-style-name="Standard"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Droid Sans Mono" fo:font-size="10pt" fo:font-style="normal" officeooo:rsid="000950b5" officeooo:paragraph-rsid="000950b5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paragraph-properties fo:text-align="center" style:justify-single-word="false"/>
      <style:text-properties style:font-name="Droid Sans Mono" fo:font-size="14pt" fo:font-weight="bold" officeooo:rsid="0002badf" officeooo:paragraph-rsid="0002badf" style:font-size-asian="14pt" style:font-weight-asian="bold" style:font-size-complex="14pt" style:font-weight-complex="bold" style:text-rotation-angle="90" style:text-rotation-scale="line-height"/>
    </style:style>
    <style:style style:name="P6" style:family="paragraph" style:parent-style-name="Standard">
      <style:text-properties style:font-name="Droid Sans" fo:font-weight="bold" officeooo:rsid="0002badf" officeooo:paragraph-rsid="0002badf" style:font-weight-asian="bold" style:font-weight-complex="bold"/>
    </style:style>
    <style:style style:name="P7" style:family="paragraph" style:parent-style-name="Standard">
      <style:text-properties style:font-name="Droid Sans" fo:font-size="10pt" fo:font-weight="bold" officeooo:rsid="0002badf" officeooo:paragraph-rsid="0002badf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normal" officeooo:rsid="0002badf" officeooo:paragraph-rsid="0002badf" style:font-size-asian="8.75pt" style:font-weight-asian="normal" style:font-size-complex="10pt" style:font-weight-complex="normal"/>
    </style:style>
    <style:style style:name="P9" style:family="paragraph" style:parent-style-name="Standard">
      <style:text-properties fo:color="#333333" style:font-name="Droid Sans" fo:font-size="10pt" fo:font-weight="bold" officeooo:rsid="0002badf" officeooo:paragraph-rsid="0002badf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roid Sans Mono" fo:font-size="10pt" fo:font-style="normal" fo:font-weight="bold" officeooo:rsid="0002badf" officeooo:paragraph-rsid="0002badf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Droid Sans Mono" fo:font-size="10pt" fo:font-style="normal" fo:font-weight="bold" officeooo:paragraph-rsid="0002badf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2" style:family="paragraph" style:parent-style-name="Table_20_Contents"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Table_20_Contents">
      <style:text-properties style:font-name="Droid Sans Mono" fo:font-size="10pt" fo:font-style="normal" officeooo:rsid="0002badf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Droid Sans Mono" fo:font-size="10pt" fo:font-style="normal" officeooo:rsid="00088304" officeooo:paragraph-rsid="00088304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Table_20_Contents">
      <style:text-properties style:font-name="Droid Sans Mono" fo:font-size="10pt" fo:font-style="normal" officeooo:rsid="00088304" officeooo:paragraph-rsid="00088304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Droid Sans Mono" fo:font-size="10pt" fo:font-style="normal" officeooo:rsid="002b458e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Droid Sans Mono" fo:font-size="10pt" fo:font-style="normal" officeooo:rsid="000a45c9" officeooo:paragraph-rsid="000a45c9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Table_20_Contents">
      <style:text-properties style:font-name="Droid Sans Mono" fo:font-size="10pt" fo:font-style="normal" officeooo:rsid="000a45c9" officeooo:paragraph-rsid="000a45c9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Droid Sans Mono" fo:font-size="10pt" fo:font-style="normal" officeooo:rsid="000a45c9" officeooo:paragraph-rsid="000a45c9" style:font-size-asian="10pt" style:font-style-asian="normal" style:font-size-complex="10pt" style:font-style-complex="normal" style:text-rotation-angle="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genda </text:p>
      <text:p text:style-name="P6">3ra Fase</text:p>
      <text:p text:style-name="P9">Inicio 14 agosto 2017</text:p>
      <text:p text:style-name="P7"/>
      <text:p text:style-name="P8">Inicia un nuevo horario 3ra fase: </text:p>
      <text:p text:style-name="P8">Martes y Jueves dia completo de 8:00 AM a 12:00 M y de 1:30 PM a 4:30 PM. </text:p>
      <text:p text:style-name="P8">Viernes medio dia de 8:00 AM a 12:00 PM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MES</text:p>
          </table:table-cell>
          <table:table-cell table:style-name="Table2.A1" office:value-type="string">
            <text:p text:style-name="P10">DIA</text:p>
          </table:table-cell>
          <table:table-cell table:style-name="Table2.A1" office:value-type="string">
            <text:p text:style-name="P10">TAREA</text:p>
          </table:table-cell>
          <table:table-cell table:style-name="Table2.A1" office:value-type="string">
            <text:p text:style-name="P10">HORAS</text:p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0">OBSERVACIÓN</text:p>
          </table:table-cell>
        </table:table-row>
        <table:table-row>
          <table:table-cell table:style-name="Table2.A2" table:number-rows-spanned="32" office:value-type="string">
            <text:p text:style-name="P5">AGOSTO</text:p>
          </table:table-cell>
          <table:table-cell table:style-name="Table2.A2" table:number-rows-spanned="4" office:value-type="string">
            <text:p text:style-name="P2">Martes 15</text:p>
          </table:table-cell>
          <table:table-cell table:style-name="Table2.C4" office:value-type="string">
            <text:p text:style-name="P15">Revisión del software hasta hoy realizado</text:p>
          </table:table-cell>
          <table:table-cell table:style-name="Table2.D4" office:value-type="string">
            <text:p text:style-name="P16">2.0</text:p>
          </table:table-cell>
          <table:table-cell table:style-name="Table2.E4" office:value-type="string">
            <text:p text:style-name="P18"/>
          </table:table-cell>
          <table:table-cell table:style-name="Table2.F5" table:number-rows-spanned="4" office:value-type="string">
            <text:p text:style-name="P2">Inicia nueva fase pasantia. Solo Martes, Jueves horario completo.</text:p>
            <text:p text:style-name="P2">Viernes medio dia</text:p>
          </table:table-cell>
        </table:table-row>
        <table:table-row>
          <table:covered-table-cell/>
          <table:covered-table-cell/>
          <table:table-cell table:style-name="Table2.C4" office:value-type="string">
            <text:p text:style-name="P15">Diseño de software</text:p>
          </table:table-cell>
          <table:table-cell table:style-name="Table2.D4" office:value-type="string">
            <text:p text:style-name="P16">2.0</text:p>
          </table:table-cell>
          <table:table-cell table:style-name="Table2.E4" office:value-type="string">
            <text:p text:style-name="P18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15">Diseño GUI</text:p>
          </table:table-cell>
          <table:table-cell table:style-name="Table2.D4" office:value-type="string">
            <text:p text:style-name="P16">1.0</text:p>
          </table:table-cell>
          <table:table-cell table:style-name="Table2.E4" office:value-type="string">
            <text:p text:style-name="P18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15">Codificación y pruebas</text:p>
          </table:table-cell>
          <table:table-cell table:style-name="Table2.D5" office:value-type="string">
            <text:p text:style-name="P16">3.0</text:p>
          </table:table-cell>
          <table:table-cell table:style-name="Table2.E5" office:value-type="string">
            <text:p text:style-name="P18"/>
          </table:table-cell>
          <table:covered-table-cell/>
        </table:table-row>
        <table:table-row>
          <table:covered-table-cell/>
          <table:table-cell table:style-name="Table2.B6" table:number-rows-spanned="3" office:value-type="string">
            <text:p text:style-name="P4">Jueves 17</text:p>
          </table:table-cell>
          <table:table-cell table:style-name="Table2.C6" office:value-type="string">
            <text:p text:style-name="P17">Diseño software</text:p>
          </table:table-cell>
          <table:table-cell table:style-name="Table2.B6" office:value-type="string">
            <text:p text:style-name="P16">2.0</text:p>
          </table:table-cell>
          <table:table-cell table:style-name="Table2.E6" office:value-type="string">
            <text:p text:style-name="P20"/>
          </table:table-cell>
          <table:table-cell table:style-name="Table2.F6" table:number-rows-spanned="3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C7" office:value-type="string">
            <text:p text:style-name="P17">Diseño GUI</text:p>
          </table:table-cell>
          <table:table-cell table:style-name="Table2.B7" office:value-type="string">
            <text:p text:style-name="P16">2.0</text:p>
          </table:table-cell>
          <table:table-cell table:style-name="Table2.E7" office:value-type="string">
            <text:p text:style-name="P20"/>
          </table:table-cell>
          <table:covered-table-cell/>
        </table:table-row>
        <table:table-row>
          <table:covered-table-cell/>
          <table:covered-table-cell/>
          <table:table-cell table:style-name="Table2.C8" office:value-type="string">
            <text:p text:style-name="P17">Pruebas de código</text:p>
          </table:table-cell>
          <table:table-cell table:style-name="Table2.B7" office:value-type="string">
            <text:p text:style-name="P16">3.0</text:p>
          </table:table-cell>
          <table:table-cell table:style-name="Table2.E8" office:value-type="string">
            <text:p text:style-name="P20"/>
          </table:table-cell>
          <table:covered-table-cell/>
        </table:table-row>
        <table:table-row>
          <table:covered-table-cell/>
          <table:table-cell table:style-name="Table2.A2" table:number-rows-spanned="3" office:value-type="string">
            <text:p text:style-name="P19">Viernes 18</text:p>
          </table:table-cell>
          <table:table-cell table:style-name="Table2.C32" office:value-type="string">
            <text:p text:style-name="P21">Diseño hardware</text:p>
          </table:table-cell>
          <table:table-cell table:style-name="Table2.A2" office:value-type="string">
            <text:p text:style-name="P22">2.0</text:p>
          </table:table-cell>
          <table:table-cell table:style-name="Table2.E32" office:value-type="string">
            <text:p text:style-name="P14"/>
          </table:table-cell>
          <table:table-cell table:style-name="Table2.F11" table:number-rows-spanned="3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C32" office:value-type="string">
            <text:p text:style-name="P21">Diseño software</text:p>
          </table:table-cell>
          <table:table-cell table:style-name="Table2.A2" office:value-type="string">
            <text:p text:style-name="P22">1.5</text:p>
          </table:table-cell>
          <table:table-cell table:style-name="Table2.E32" office:value-type="string">
            <text:p text:style-name="P14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21">Pruebas codificación</text:p>
          </table:table-cell>
          <table:table-cell table:style-name="Table2.A2" office:value-type="string">
            <text:p text:style-name="P22">1.5</text:p>
          </table:table-cell>
          <table:table-cell table:style-name="Table2.E32" office:value-type="string">
            <text:p text:style-name="P1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2" office:value-type="string">
            <text:p text:style-name="P14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3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E33" office:value-type="string">
            <text:p text:style-name="P14"/>
          </table:table-cell>
          <table:table-cell table:style-name="Table2.F33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06:59:07.184562737</meta:creation-date>
    <dc:date>2017-08-18T08:52:34.491634198</dc:date>
    <meta:editing-duration>PT3M56S</meta:editing-duration>
    <meta:editing-cycles>5</meta:editing-cycles>
    <meta:generator>LibreOffice/5.3.4.2$Linux_x86 LibreOffice_project/f82d347ccc0be322489bf7da61d7e4ad13fe2ff3</meta:generator>
    <meta:document-statistic meta:table-count="1" meta:image-count="0" meta:object-count="0" meta:page-count="2" meta:paragraph-count="37" meta:word-count="101" meta:character-count="540" meta:non-whitespace-character-count="473"/>
  </office:meta>
</office:document-meta>
</file>